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text-align="start" style:justify-single-word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3" style:family="paragraph" style:parent-style-name="Text_20_body" style:list-style-name="L2">
      <style:paragraph-properties fo:text-align="start" style:justify-single-word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in" fo:text-align="start" style:justify-single-word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in" fo:text-align="start" style:justify-single-word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66cc00" style:font-name="arial" fo:font-size="21pt" fo:letter-spacing="normal" fo:font-style="normal" fo:font-weight="bold"/>
    </style:style>
    <style:style style:name="P8" style:family="paragraph" style:parent-style-name="Standard">
      <style:paragraph-properties fo:margin-left="0in" fo:margin-right="0in" fo:margin-top="0in" fo:margin-bottom="0.1965in" fo:text-align="start" style:justify-single-word="false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bold"/>
    </style:style>
    <style:style style:name="T4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5" style:family="text">
      <style:text-properties fo:font-variant="normal" fo:text-transform="none" style:text-line-through-style="none" style:font-name="arial" fo:font-size="10.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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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annual MyProjectorLamps Scholarship</text:p>
      <text:p text:style-name="P8"><text:line-break/><text:span text:style-name="T2">MyProjectorLamps.com announces a biannual scholarship and will award $500 to two students who best explore a topic we select. If you are a student and are interested in this scholarship opportunity, please follow the guidelines listed below. <text:line-break/><text:line-break/>MyProjectorLamps.com is the leading online retailer of projector lamps, bulbs, and TV projection lamps in the United States alone. We are proud to offer high-quality projector lighting products to a diverse client base including educators, military personnel, religious organizations, and more. <text:line-break/><text:line-break/>Our first scholarship contest challenges entrants to create a one page essay detailing your ideas about the use of multimedia and data visualization in K-12 classrooms. Explore modern teaching methods and propose specific ideas for visual and interactive presentation in K-12 classrooms for improved knowledge retention. <text:line-break/><text:line-break/></text:span><text:span text:style-name="T3">Criteria for inquiring participants must include: </text:span></text:p>
      <text:list xml:id="list6858414000858030949" text:style-name="L1">
        <text:list-item>
          <text:p text:style-name="P4">Minimum age of sixteen years (to date) or older.</text:p>
        </text:list-item>
        <text:list-item>
          <text:p text:style-name="P4">Currently attending an accredited U.S. program: i.e. high school, college or university.</text:p>
        </text:list-item>
        <text:list-item>
          <text:p text:style-name="P4">Be in the final year of high school or enrolled as an undergraduate in the U.S.</text:p>
        </text:list-item>
        <text:list-item>
          <text:p text:style-name="P4">Considered in "Good Standing" at current institution- i.e. not on academic probation or suspension.</text:p>
        </text:list-item>
        <text:list-item>
          <text:p text:style-name="P4">A minimum cumulative Grade Point Average (GPA) of 3.0 or higher.</text:p>
        </text:list-item>
        <text:list-item>
          <text:p text:style-name="P4">Must follow or ‘LIKE’ the MyProjectorLamps Facebook page.</text:p>
        </text:list-item>
        <text:list-item>
          <text:p text:style-name="P2">Postmarked by October 13th, 2014 for the Fall 2014 scholarship and by April 13th, 2015 for the Spring 2015 scholarship.</text:p>
        </text:list-item>
      </text:list>
      <text:p text:style-name="P1"><text:span text:style-name="T1">Further information to consider:</text:span> </text:p>
      <text:list xml:id="list3147008441553799951" text:style-name="L2">
        <text:list-item>
          <text:p text:style-name="P5">All information regarding participation can found on this page (a printable version is not available) or on the MyProjectorLamps Facebook page.</text:p>
        </text:list-item>
        <text:list-item>
          <text:p text:style-name="P5">Winners will be announced on the MyProjectorLamps Facebook page.</text:p>
        </text:list-item>
        <text:list-item>
          <text:p text:style-name="P5">All qualified applicants will be considered.</text:p>
        </text:list-item>
        <text:list-item>
          <text:p text:style-name="P5">Only written responses with your contact information will be considered.</text:p>
        </text:list-item>
        <text:list-item>
          <text:p text:style-name="P5">Other forms of responses/information (other than what is mentioned above) will not be considered: i.e. resumes, recommendations, financial history, etc.</text:p>
        </text:list-item>
        <text:list-item>
          <text:p text:style-name="P5">Applicants must send a typed version of application (in the case of possible publishing, please save a digital copy).</text:p>
        </text:list-item>
        <text:list-item>
          <text:p text:style-name="P5">Application pages should have a header at the top of each page which includes: first and last name, email address and phone number.</text:p>
        </text:list-item>
        <text:list-item>
          <text:p text:style-name="P3">A transcript or statement of your GPA from your school must be included (unofficial transcripts are also accepted).</text:p>
        </text:list-item>
      </text:list>
      <text:p text:style-name="P6"><text:span text:style-name="T2"><text:line-break/>Please mail your application to the following address: <text:line-break/><text:line-break/>ATTN: Scholarship Awards<text:line-break/>MyProjectorLamps.com</text:span><text:line-break/>Suite 250, 1000 Lincoln Rd.<text:line-break/>Miami Beach, FL, USA<text:line-break/>33139 <text:line-break/><text:line-break/><text:line-break/><text:span text:style-name="T4">For more information about scholarships and resources to help students find which college is right for them, check out this free scholarship database: </text:span><text:a xlink:type="simple" xlink:href="https://www.cappex.com/scholarships" office:target-frame-name="_blank" xlink:show="new" text:style-name="Internet_20_link" text:visited-style-name="Visited_20_Internet_20_Link"><text:span text:style-name="T5">Cappex.com</text:span></text:a> 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mani willis</meta:initial-creator>
    <meta:creation-date>2015-01-08T00:13:03.13</meta:creation-date>
    <meta:document-statistic meta:table-count="0" meta:image-count="0" meta:object-count="0" meta:page-count="2" meta:paragraph-count="19" meta:word-count="414" meta:character-count="2716"/>
    <dc:date>2015-01-08T00:13:57.20</dc:date>
    <dc:creator>armani willis</dc:creator>
    <meta:editing-duration>PT54S</meta:editing-duration>
    <meta:editing-cycles>1</meta:editing-cycles>
    <meta:generator>OpenOffice/4.1.0$Win32 OpenOffice.org_project/410m18$Build-9764</meta:generator>
  </office:meta>
</office:document-meta>
</file>